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table:number-columns-repeated="25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h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0h</text:p>
          </table:table-cell>
          <table:table-cell table:number-columns-repeated="24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crire send(t,''Je suis là'') avec t une tortue qui a pour code : m = recv() if (m == ''Je suis là'') fd 50 et observer la tortue avancer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crire if(zone.color == red) { color = blue } sur une zone de couleur rouge et observer la tortue changer de couleur.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table:number-columns-repeated="2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table:number-columns-repeated="253"/>
        </table:table-row>
        <table:table-row table:style-name="ro6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h</text:p>
          </table:table-cell>
          <table:table-cell table:number-columns-repeated="248"/>
        </table:table-row>
        <table:table-row table:style-name="ro6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1h</text:p>
          </table:table-cell>
          <table:table-cell table:number-columns-repeated="248"/>
        </table:table-row>
        <table:table-row table:style-name="ro6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office:value-type="string" calcext:value-type="string">
            <text:p>Ecrire broadcast(20,''Je suis là'') et dans une autre tortue dans le rayon avec le code m = recv() if (m == ''Je suis là'') fd 50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6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7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7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'utilisateur définit des fonctions avec paramètres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string" calcext:value-type="string">
            <text:p>Ecrire function f(a) { fd a } f(90)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7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L'utilisateur instancie des agents avec paramètres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string" calcext:value-type="string">
            <text:p>Ecrire agent wolf (a) { fd a } new wolf (50) et observer la nouvelle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7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L'utilisateur modifie la couleur d'un agent (tortue ou zone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Ecrire new agent { color = red } et observer la nouvelle tortue rouge.</text:p>
          </table:table-cell>
          <table:table-cell office:value-type="string" calcext:value-type="string">
            <text:p>3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6:59:24.013212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6T18:12:59.548787328</dc:date>
    <dc:creator>Clem </dc:creator>
    <meta:editing-duration>PT31M28S</meta:editing-duration>
    <meta:editing-cycles>6</meta:editing-cycles>
    <meta:generator>LibreOffice/4.2.7.2$Linux_X86_64 LibreOffice_project/420m0$Build-2</meta:generator>
    <meta:document-statistic meta:table-count="1" meta:cell-count="145" meta:object-count="0"/>
  </office:meta>
</office:document-meta>
</file>